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FreeSans, sans-serif"/>
    <style:font-face style:name="Consolas" svg:font-family="Consolas, 'Bitstream Vera Sans Mono', 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6.9375in"/>
    </style:style>
    <style:style style:name="Table1.A1" style:family="table-cell">
      <style:table-cell-properties style:vertical-align="middle" fo:background-color="#ffffff" fo:padding="0.0194in" fo:border="0.05pt dashed #000000">
        <style:background-image/>
      </style:table-cell-properties>
    </style:style>
    <style:style style:name="Table2" style:family="table" style:master-page-name="">
      <style:table-properties style:width="6.9375in" fo:margin-left="0in" style:page-number="auto" table:align="left"/>
    </style:style>
    <style:style style:name="Table2.A" style:family="table-column">
      <style:table-column-properties style:column-width="6.9375in"/>
    </style:style>
    <style:style style:name="Table2.A1" style:family="table-cell">
      <style:table-cell-properties style:vertical-align="middle" fo:background-color="#ffffff" fo:padding="0.0194in" fo:border="0.05pt dashed #000000">
        <style:background-image/>
      </style:table-cell-properties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6.9375in"/>
    </style:style>
    <style:style style:name="Table3.A1" style:family="table-cell">
      <style:table-cell-properties style:vertical-align="middle" fo:background-color="#ffffff" fo:padding="0.0194in" fo:border="0.05pt dashed #000000">
        <style:background-image/>
      </style:table-cell-properties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6.9375in"/>
    </style:style>
    <style:style style:name="Table4.A1" style:family="table-cell">
      <style:table-cell-properties style:vertical-align="middle" fo:background-color="#ffffff" fo:padding="0.0194in" fo:border="0.05pt dashed #000000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47143" style:font-size-asian="14pt" style:font-size-complex="14pt"/>
    </style:style>
    <style:style style:name="P3" style:family="paragraph" style:parent-style-name="Standard">
      <style:text-properties fo:font-size="14pt" officeooo:rsid="00047143" officeooo:paragraph-rsid="00047143" style:font-size-asian="14pt" style:font-size-complex="14pt"/>
    </style:style>
    <style:style style:name="P4" style:family="paragraph" style:parent-style-name="Standard">
      <style:text-properties fo:font-size="14pt" officeooo:rsid="00047143" officeooo:paragraph-rsid="00073b14" style:font-size-asian="14pt" style:font-size-complex="14pt"/>
    </style:style>
    <style:style style:name="P5" style:family="paragraph" style:parent-style-name="Standard">
      <style:text-properties fo:font-size="14pt" officeooo:rsid="00047143" officeooo:paragraph-rsid="0008d183" style:font-size-asian="14pt" style:font-size-complex="14pt"/>
    </style:style>
    <style:style style:name="P6" style:family="paragraph" style:parent-style-name="Standard">
      <style:text-properties fo:font-size="14pt" officeooo:rsid="00047143" officeooo:paragraph-rsid="00091ca7" style:font-size-asian="14pt" style:font-size-complex="14pt"/>
    </style:style>
    <style:style style:name="P7" style:family="paragraph" style:parent-style-name="Standard">
      <style:text-properties fo:font-size="14pt" officeooo:rsid="00047143" officeooo:paragraph-rsid="000b0c83" style:font-size-asian="14pt" style:font-size-complex="14pt"/>
    </style:style>
    <style:style style:name="P8" style:family="paragraph" style:parent-style-name="Standard">
      <style:text-properties fo:font-size="14pt" officeooo:rsid="00047143" officeooo:paragraph-rsid="000c9022" style:font-size-asian="14pt" style:font-size-complex="14pt"/>
    </style:style>
    <style:style style:name="P9" style:family="paragraph" style:parent-style-name="Standard">
      <style:text-properties fo:font-size="14pt" officeooo:rsid="00047143" officeooo:paragraph-rsid="000ca30a" style:font-size-asian="14pt" style:font-size-complex="14pt"/>
    </style:style>
    <style:style style:name="P10" style:family="paragraph" style:parent-style-name="Standard">
      <style:text-properties fo:font-size="14pt" officeooo:rsid="0008d183" officeooo:paragraph-rsid="0008d183" style:font-size-asian="14pt" style:font-size-complex="14pt"/>
    </style:style>
    <style:style style:name="P11" style:family="paragraph" style:parent-style-name="Standard">
      <style:text-properties fo:font-size="14pt" officeooo:rsid="000b0c83" officeooo:paragraph-rsid="000b0c83" style:font-size-asian="14pt" style:font-size-complex="14pt"/>
    </style:style>
    <style:style style:name="P12" style:family="paragraph" style:parent-style-name="Standard">
      <style:text-properties fo:font-size="14pt" officeooo:rsid="000c9022" officeooo:paragraph-rsid="000c9022" style:font-size-asian="14pt" style:font-size-complex="14pt"/>
    </style:style>
    <style:style style:name="P13" style:family="paragraph" style:parent-style-name="Standard">
      <style:text-properties fo:font-size="14pt" officeooo:rsid="000ca30a" officeooo:paragraph-rsid="000ca30a" style:font-size-asian="14pt" style:font-size-complex="14pt"/>
    </style:style>
    <style:style style:name="P14" style:family="paragraph" style:parent-style-name="Standard">
      <style:text-properties fo:font-size="10pt" officeooo:rsid="00047143" officeooo:paragraph-rsid="00047143" style:font-size-asian="10pt" style:font-size-complex="10pt"/>
    </style:style>
    <style:style style:name="P15" style:family="paragraph" style:parent-style-name="Standard">
      <style:text-properties fo:font-size="11pt" officeooo:rsid="0008d183" officeooo:paragraph-rsid="0008d183" style:font-size-asian="11pt" style:font-size-complex="11pt"/>
    </style:style>
    <style:style style:name="P16" style:family="paragraph" style:parent-style-name="Standard">
      <style:text-properties fo:font-size="11pt" officeooo:rsid="00091ca7" officeooo:paragraph-rsid="00091ca7" style:font-size-asian="11pt" style:font-size-complex="11pt"/>
    </style:style>
    <style:style style:name="P17" style:family="paragraph" style:parent-style-name="Standard">
      <style:paragraph-properties fo:margin-left="0in" fo:margin-right="0in" fo:margin-top="0in" fo:margin-bottom="0.1043in" style:contextual-spacing="false" style:line-height-at-least="0.1772in" fo:text-align="start" style:justify-single-word="false" fo:widows="1" fo:text-indent="0in" style:auto-text-indent="false" fo:padding="0in" fo:border="none"/>
      <style:text-properties fo:font-variant="normal" fo:text-transform="none" fo:color="#333333" style:font-name="Arial" fo:font-size="14pt" fo:letter-spacing="normal" fo:font-style="normal" fo:font-weight="normal" officeooo:rsid="00047143" officeooo:paragraph-rsid="00073b14" style:font-size-asian="14pt" style:font-size-complex="14pt"/>
    </style:style>
    <style:style style:name="P18" style:family="paragraph" style:parent-style-name="Text_20_body">
      <style:text-properties fo:font-size="10pt" officeooo:rsid="00047143" officeooo:paragraph-rsid="00047143" style:font-size-asian="10pt" style:font-size-complex="10pt"/>
    </style:style>
    <style:style style:name="P19" style:family="paragraph" style:parent-style-name="Text_20_body">
      <style:paragraph-properties fo:margin-left="0in" fo:margin-right="0in" fo:margin-top="0in" fo:margin-bottom="0.1043in" style:contextual-spacing="false" style:line-height-at-least="0.1772in" fo:text-align="start" style:justify-single-word="false" fo:widows="1" fo:text-indent="0in" style:auto-text-indent="false" fo:padding="0in" fo:border="none"/>
      <style:text-properties fo:font-variant="normal" fo:text-transform="none" fo:color="#333333" style:font-name="Arial" fo:font-size="14pt" fo:letter-spacing="normal" fo:font-style="normal" fo:font-weight="normal" style:font-size-asian="14pt" style:font-size-complex="14pt"/>
    </style:style>
    <style:style style:name="P20" style:family="paragraph" style:parent-style-name="Text_20_body">
      <style:paragraph-properties fo:margin-left="0in" fo:margin-right="0in" fo:margin-top="0in" fo:margin-bottom="0.1043in" style:contextual-spacing="false" style:line-height-at-least="0.1772in" fo:text-align="start" style:justify-single-word="false" fo:widows="1" fo:text-indent="0in" style:auto-text-indent="false" fo:padding="0in" fo:border="none"/>
      <style:text-properties fo:font-variant="normal" fo:text-transform="none" fo:color="#333333" style:font-name="Arial" fo:font-size="14pt" fo:letter-spacing="normal" fo:font-style="normal" fo:font-weight="normal" officeooo:paragraph-rsid="00047143" style:font-size-asian="14pt" style:font-size-complex="14pt"/>
    </style:style>
    <style:style style:name="P21" style:family="paragraph" style:parent-style-name="Text_20_body">
      <style:paragraph-properties fo:margin-left="0in" fo:margin-right="0in" fo:margin-top="0in" fo:margin-bottom="0.1043in" style:contextual-spacing="false" style:line-height-at-least="0.1772in" fo:text-align="start" style:justify-single-word="false" fo:widows="1" fo:text-indent="0in" style:auto-text-indent="false" fo:padding="0in" fo:border="none"/>
      <style:text-properties fo:font-variant="normal" fo:text-transform="none" fo:color="#333333" style:font-name="Arial" fo:font-size="14pt" fo:letter-spacing="normal" fo:font-style="normal" fo:font-weight="normal" officeooo:paragraph-rsid="0005bf34" style:font-size-asian="14pt" style:font-size-complex="14pt"/>
    </style:style>
    <style:style style:name="P22" style:family="paragraph" style:parent-style-name="Text_20_body">
      <style:paragraph-properties fo:margin-left="0in" fo:margin-right="0in" fo:margin-top="0in" fo:margin-bottom="0.1043in" style:contextual-spacing="false" style:line-height-at-least="0.1772in" fo:text-align="start" style:justify-single-word="false" fo:widows="1" fo:text-indent="0in" style:auto-text-indent="false" fo:padding="0in" fo:border="none"/>
      <style:text-properties fo:font-variant="normal" fo:text-transform="none" fo:color="#333333" style:font-name="Arial" fo:font-size="14pt" fo:letter-spacing="normal" fo:font-style="normal" fo:font-weight="normal" officeooo:paragraph-rsid="00073b14" style:font-size-asian="14pt" style:font-size-complex="14pt"/>
    </style:style>
    <style:style style:name="P23" style:family="paragraph" style:parent-style-name="Text_20_body">
      <style:paragraph-properties fo:margin-left="0in" fo:margin-right="0in" fo:margin-top="0in" fo:margin-bottom="0.1043in" style:contextual-spacing="false" style:line-height-at-least="0.1772in" fo:text-align="start" style:justify-single-word="false" fo:widows="1" fo:text-indent="0in" style:auto-text-indent="false" fo:padding="0in" fo:border="none"/>
      <style:text-properties fo:font-variant="normal" fo:text-transform="none" fo:color="#333333" style:font-name="Arial" fo:font-size="14pt" fo:letter-spacing="normal" fo:font-style="normal" fo:font-weight="normal" officeooo:rsid="00047143" officeooo:paragraph-rsid="00047143" style:font-size-asian="14pt" style:font-size-complex="14pt"/>
    </style:style>
    <style:style style:name="P2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25" style:family="paragraph" style:parent-style-name="Table_20_Contents">
      <style:paragraph-properties fo:margin-left="0in" fo:margin-right="0in" fo:margin-top="0.1043in" fo:margin-bottom="0.1043in" style:contextual-spacing="false" style:line-height-at-least="0.1772in" fo:text-align="start" style:justify-single-word="false" fo:widows="1" fo:text-indent="0in" style:auto-text-indent="false"/>
    </style:style>
    <style:style style:name="P26" style:family="paragraph" style:parent-style-name="Table_20_Contents">
      <style:paragraph-properties fo:margin-left="0in" fo:margin-right="-4.3118in" fo:margin-top="0.1043in" fo:margin-bottom="0.1043in" style:contextual-spacing="false" style:line-height-at-least="0.1772in" fo:text-align="start" style:justify-single-word="false" fo:widows="1" fo:text-indent="0in" style:auto-text-indent="false" text:number-lines="false" text:line-number="0"/>
    </style:style>
    <style:style style:name="T1" style:family="text">
      <style:text-properties fo:font-variant="normal" fo:text-transform="none" fo:color="#000000" style:font-name="Consolas" fo:font-size="14pt" fo:font-style="normal" fo:font-weight="normal" fo:background-color="#ffffff" loext:char-shading-value="0" style:font-size-asian="14pt" style:font-size-complex="14pt" fo:padding="0in" fo:border="none"/>
    </style:style>
    <style:style style:name="T2" style:family="text">
      <style:text-properties fo:font-variant="normal" fo:text-transform="none" fo:color="#336699" style:font-name="Consolas" fo:font-size="14pt" fo:font-style="normal" fo:font-weight="bold" fo:background-color="#ffffff" loext:char-shading-value="0" style:font-size-asian="14pt" style:font-size-complex="14pt" fo:padding="0in" fo:border="none"/>
    </style:style>
    <style:style style:name="T3" style:family="text">
      <style:text-properties fo:font-variant="normal" fo:text-transform="none" fo:color="#333333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4" style:family="text">
      <style:text-properties fo:font-variant="normal" fo:text-transform="none" fo:color="#333333" style:font-name="Consolas" fo:font-size="14pt" fo:font-style="normal" fo:font-weight="normal" fo:background-color="#ffffff" loext:char-shading-value="0" style:font-size-asian="14pt" style:font-size-complex="14pt" fo:padding="0in" fo:border="none"/>
    </style:style>
    <style:style style:name="T5" style:family="text">
      <style:text-properties fo:font-variant="normal" fo:text-transform="none" fo:color="#333333" style:font-name="Arial" fo:letter-spacing="normal" fo:font-style="normal"/>
    </style:style>
    <style:style style:name="T6" style:family="text">
      <style:text-properties fo:font-variant="normal" fo:text-transform="none" fo:color="#333333" style:font-name="Arial" fo:letter-spacing="normal" fo:font-style="normal" fo:font-weight="normal"/>
    </style:style>
    <style:style style:name="T7" style:family="text">
      <style:text-properties fo:font-variant="normal" fo:text-transform="none" fo:color="#333333" style:font-name="Arial" fo:letter-spacing="normal" fo:font-style="normal" fo:font-weight="normal" style:font-name-asian="Arial" style:font-style-asian="normal" style:font-weight-asian="normal" style:font-name-complex="Arial" style:font-style-complex="normal" style:font-weight-complex="normal" fo:padding="0in" fo:border="none"/>
    </style:style>
    <style:style style:name="T8" style:family="text">
      <style:text-properties fo:font-variant="normal" fo:text-transform="none" fo:color="#333333" style:font-name="Arial" fo:letter-spacing="normal" fo:font-style="normal" fo:font-weight="normal" officeooo:rsid="0008d183"/>
    </style:style>
    <style:style style:name="T9" style:family="text">
      <style:text-properties fo:font-variant="normal" fo:text-transform="none" fo:color="#333333" style:font-name="Arial" fo:letter-spacing="normal" fo:font-style="normal" fo:font-weight="normal" officeooo:rsid="000c9022"/>
    </style:style>
    <style:style style:name="T10" style:family="text">
      <style:text-properties fo:font-variant="normal" fo:text-transform="none" fo:color="#333333" style:font-name="Arial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009900" style:font-name="Consolas" fo:font-size="14pt" fo:font-style="normal" fo:font-weight="normal" fo:background-color="#ffffff" loext:char-shading-value="0" style:font-size-asian="14pt" style:font-size-complex="14pt" fo:padding="0in" fo:border="none"/>
    </style:style>
    <style:style style:name="T12" style:family="text">
      <style:text-properties style:font-name-asian="Arial" style:font-style-asian="normal" style:font-weight-asian="normal" style:font-name-complex="Arial" style:font-style-complex="normal" style:font-weight-complex="normal" fo:padding="0in" fo:border="none"/>
    </style:style>
    <style:style style:name="T13" style:family="text">
      <style:text-properties officeooo:rsid="00047143"/>
    </style:style>
    <style:style style:name="T14" style:family="text">
      <style:text-properties fo:font-size="10pt" officeooo:rsid="00047143" style:font-size-asian="10pt" style:font-size-complex="10pt"/>
    </style:style>
    <style:style style:name="T15" style:family="text">
      <style:text-properties officeooo:rsid="0005bf34"/>
    </style:style>
    <style:style style:name="T16" style:family="text">
      <style:text-properties officeooo:rsid="00073b14"/>
    </style:style>
    <style:style style:name="T17" style:family="text">
      <style:text-properties officeooo:rsid="00087320"/>
    </style:style>
    <style:style style:name="T18" style:family="text">
      <style:text-properties officeooo:rsid="0008d183"/>
    </style:style>
    <style:style style:name="T19" style:family="text">
      <style:text-properties fo:font-size="11pt" officeooo:rsid="0008d183" style:font-size-asian="11pt" style:font-size-complex="11pt"/>
    </style:style>
    <style:style style:name="T20" style:family="text">
      <style:text-properties fo:font-size="11pt" officeooo:rsid="00091ca7" style:font-size-asian="11pt" style:font-size-complex="11pt"/>
    </style:style>
    <style:style style:name="T21" style:family="text">
      <style:text-properties officeooo:rsid="00091ca7"/>
    </style:style>
    <style:style style:name="T22" style:family="text">
      <style:text-properties officeooo:rsid="000b0c83"/>
    </style:style>
    <style:style style:name="T23" style:family="text">
      <style:text-properties officeooo:rsid="000c9022"/>
    </style:style>
    <style:style style:name="T24" style:family="text">
      <style:text-properties officeooo:rsid="000ca30a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highlighter_102985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24"><text:span text:style-name="Source_20_Text"><text:span text:style-name="T1">Location loc1 = </text:span></text:span><text:span text:style-name="Source_20_Text"><text:span text:style-name="T2">new</text:span></text:span><text:span text:style-name="T4"> </text:span><text:span text:style-name="Source_20_Text"><text:span text:style-name="T1">Location(</text:span></text:span><text:span text:style-name="Source_20_Text"><text:span text:style-name="T11">4</text:span></text:span><text:span text:style-name="Source_20_Text"><text:span text:style-name="T1">, </text:span></text:span><text:span text:style-name="Source_20_Text"><text:span text:style-name="T11">3</text:span></text:span><text:span text:style-name="Source_20_Text"><text:span text:style-name="T1">);</text:span></text:span></text:p>
              <text:p text:style-name="P25"><text:span text:style-name="Source_20_Text"><text:span text:style-name="T1">Location loc2 = </text:span></text:span><text:span text:style-name="Source_20_Text"><text:span text:style-name="T2">new</text:span></text:span><text:span text:style-name="T4"> </text:span><text:span text:style-name="Source_20_Text"><text:span text:style-name="T1">Location(</text:span></text:span><text:span text:style-name="Source_20_Text"><text:span text:style-name="T11">3</text:span></text:span><text:span text:style-name="Source_20_Text"><text:span text:style-name="T1">, </text:span></text:span><text:span text:style-name="Source_20_Text"><text:span text:style-name="T11">4</text:span></text:span><text:span text:style-name="Source_20_Text"><text:span text:style-name="T1">);</text:span></text:span></text:p>
            </table:table-cell>
          </table:table-row>
        </table:table>
      </text:section>
      <text:p text:style-name="P20"><text:span text:style-name="T12"><text:s/></text:span>1. How would you access the row value for loc1?</text:p>
      <text:p text:style-name="P20"><text:s text:c="6"/><text:span text:style-name="T13">Answer： int row = loc1.getRow();</text:span></text:p>
      <text:p text:style-name="P20"/>
      <text:p text:style-name="P20"><text:line-break/>2. What is the value of b after the following statement is executed?</text:p>
      <text:section text:style-name="Sect1" text:name="highlighter_932934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26"><text:span text:style-name="Source_20_Text"><text:span text:style-name="T2">boolean</text:span></text:span><text:span text:style-name="T4"> </text:span><text:span text:style-name="Source_20_Text"><text:span text:style-name="T1">b = loc1.equals(loc2);</text:span></text:span></text:p>
            </table:table-cell>
          </table:table-row>
        </table:table>
      </text:section>
      <text:p text:style-name="P19"><text:s text:c="2"/><text:span text:style-name="T13">Answer: false</text:span></text:p>
      <text:p text:style-name="P19"/>
      <text:p text:style-name="P19"/>
      <text:p text:style-name="P19">3. What is the value of loc3 after the following statement is executed?</text:p>
      <text:section text:style-name="Sect1" text:name="highlighter_618539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5"><text:span text:style-name="Source_20_Text"><text:span text:style-name="T1">Location loc3 = loc2.getAdjacentLocation(Location.SOUTH);</text:span></text:span></text:p>
            </table:table-cell>
          </table:table-row>
        </table:table>
      </text:section>
      <text:p text:style-name="P19"><text:s/><text:span text:style-name="T13">Answer: <text:s text:c="2"/>loc3 <text:s/>（4,4）</text:span></text:p>
      <text:p text:style-name="P19"/>
      <text:p text:style-name="P19"/>
      <text:p text:style-name="P19">4. What is the value of dir after the following statement is executed?</text:p>
      <text:section text:style-name="Sect1" text:name="highlighter_357492"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25"><text:span text:style-name="Source_20_Text"><text:span text:style-name="T2">int</text:span></text:span><text:span text:style-name="T4"> </text:span><text:span text:style-name="Source_20_Text"><text:span text:style-name="T1">dir = loc1.getDirectionToward(</text:span></text:span><text:span text:style-name="Source_20_Text"><text:span text:style-name="T2">new</text:span></text:span><text:span text:style-name="T4"> </text:span><text:span text:style-name="Source_20_Text"><text:span text:style-name="T1">Location(</text:span></text:span><text:span text:style-name="Source_20_Text"><text:span text:style-name="T11">6</text:span></text:span><text:span text:style-name="Source_20_Text"><text:span text:style-name="T1">, </text:span></text:span><text:span text:style-name="Source_20_Text"><text:span text:style-name="T11">5</text:span></text:span><text:span text:style-name="Source_20_Text"><text:span text:style-name="T1">));</text:span></text:span></text:p>
            </table:table-cell>
          </table:table-row>
        </table:table>
      </text:section>
      <text:p text:style-name="P19"><text:s/>Answer<text:span text:style-name="T13">： 135degree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5. How does the getAdjacentLocation method know which adjacent location to return?</text:p>
      <text:p text:style-name="P19"><text:s text:c="5"/>Answer<text:span text:style-name="T13">： <text:s text:c="2"/></text:span></text:p>
      <text:p text:style-name="P23"><text:s text:c="6"/>Gets the adjacent location in any one of the eight compass directions.</text:p>
      <text:p text:style-name="P23"><text:s text:c="6"/>@param direction the direction in which to find a neighbor location</text:p>
      <text:p text:style-name="P23"><text:s text:c="6"/>@return the adjacent location in the direction that is closest to</text:p>
      <text:p text:style-name="P23"><text:s text:c="5"/></text:p>
      <text:p text:style-name="P23"><text:s text:c="5"/></text:p>
      <text:p text:style-name="P19"/>
      <text:p text:style-name="P2"><text:s text:c="4"/><text:span text:style-name="T14"><text:s/>public Location getAdjacentLocation(int direction)</text:span></text:p>
      <text:p text:style-name="P14"><text:s text:c="4"/>{ <text:s text:c="2"/></text:p>
      <text:p text:style-name="P14"><text:s text:c="8"/>// reduce mod 360 and round to closest multiple of 45</text:p>
      <text:p text:style-name="P14"><text:s text:c="8"/>int adjustedDirection = (direction + HALF_RIGHT / 2) % FULL_CIRCLE;</text:p>
      <text:p text:style-name="P14"><text:s text:c="8"/>if (adjustedDirection &lt; 0)</text:p>
      <text:p text:style-name="P14"><text:s text:c="12"/>adjustedDirection += FULL_CIRCLE;</text:p>
      <text:p text:style-name="P14"></text:p>
      <text:p text:style-name="P14"><text:s text:c="8"/>adjustedDirection = (adjustedDirection / HALF_RIGHT) * HALF_RIGHT;</text:p>
      <text:p text:style-name="P14"><text:s text:c="8"/>int dc = 0;</text:p>
      <text:p text:style-name="P14"><text:s text:c="8"/>int dr = 0;</text:p>
      <text:p text:style-name="P14"><text:s text:c="8"/>if (adjustedDirection == EAST)</text:p>
      <text:p text:style-name="P14"><text:s text:c="12"/>dc = 1;</text:p>
      <text:p text:style-name="P14"><text:s text:c="8"/>else if (adjustedDirection == SOUTHEAST)</text:p>
      <text:p text:style-name="P14"><text:s text:c="8"/>{</text:p>
      <text:p text:style-name="P14"><text:s text:c="12"/>dc = 1;</text:p>
      <text:p text:style-name="P14"><text:s text:c="12"/>dr = 1;</text:p>
      <text:p text:style-name="P14"><text:s text:c="8"/>}</text:p>
      <text:p text:style-name="P14"><text:s text:c="8"/>else if (adjustedDirection == SOUTH)</text:p>
      <text:p text:style-name="P14"><text:s text:c="12"/>dr = 1;</text:p>
      <text:p text:style-name="P14"><text:s text:c="8"/>else if (adjustedDirection == SOUTHWEST)</text:p>
      <text:p text:style-name="P14"><text:s text:c="8"/>{</text:p>
      <text:p text:style-name="P14"><text:s text:c="12"/>dc = -1; </text:p>
      <text:p text:style-name="P14"><text:s text:c="12"/>dr = 1;</text:p>
      <text:p text:style-name="P14"><text:s text:c="8"/>}</text:p>
      <text:p text:style-name="P14"><text:s text:c="8"/>else if (adjustedDirection == WEST)</text:p>
      <text:p text:style-name="P14"><text:s text:c="12"/>dc = -1; </text:p>
      <text:p text:style-name="P14"><text:s text:c="8"/>else if (adjustedDirection == NORTHWEST)</text:p>
      <text:p text:style-name="P14"><text:s text:c="8"/>{</text:p>
      <text:p text:style-name="P14"><text:s text:c="12"/>dc = -1; </text:p>
      <text:p text:style-name="P14"><text:s text:c="12"/>dr = -1; </text:p>
      <text:p text:style-name="P14"><text:s text:c="8"/>}</text:p>
      <text:p text:style-name="P14"><text:s text:c="8"/>else if (adjustedDirection == NORTH)</text:p>
      <text:p text:style-name="P14"><text:s text:c="12"/>dr = -1; </text:p>
      <text:p text:style-name="P14"><text:s text:c="8"/>else if (adjustedDirection == NORTHEAST)</text:p>
      <text:p text:style-name="P14"><text:s text:c="8"/>{</text:p>
      <text:p text:style-name="P14"><text:s text:c="12"/>dc = 1;</text:p>
      <text:p text:style-name="P14"><text:s text:c="12"/>dr = -1; </text:p>
      <text:p text:style-name="P14"><text:s text:c="8"/>}</text:p>
      <text:p text:style-name="P14"><text:s text:c="8"/>return new Location(getRow() + dr, getCol() + dc);</text:p>
      <text:p text:style-name="P14"><text:s text:c="4"/>} </text:p>
      <text:p text:style-name="P14"><text:soft-page-break/></text:p>
      <text:p text:style-name="P14"/>
      <text:p text:style-name="P14"/>
      <text:p text:style-name="P3"/>
      <text:p text:style-name="P18"><text:span text:style-name="Strong_20_Emphasis"><text:span text:style-name="T10">Set 4</text:span></text:span></text:p>
      <text:p text:style-name="P21">1. How can you obtain a count of the objects in a grid? How can you obtain a count of the empty locations in a bounded grid?</text:p>
      <text:p text:style-name="P22"><text:s text:c="8"/><text:span text:style-name="T15">Answer: <text:s text:c="3"/>ArrayList&lt;Location&gt; x = <text:s/>gird.getOccupiedLocations(); </text:span></text:p>
      <text:p text:style-name="P22"><text:span text:style-name="T15"><text:s text:c="24"/>int objectsSize = x.size();</text:span></text:p>
      <text:p text:style-name="P22"><text:s text:c="24"/><text:span text:style-name="T16">int emprtySize = <text:s/>grid.getRow() * <text:s/>grid.getColumn() - x.size();</text:span></text:p>
      <text:p text:style-name="P21"/>
      <text:p text:style-name="P22">2. How can you check if location (10,10) is in a grid?</text:p>
      <text:p text:style-name="P22"><text:s text:c="5"/><text:span text:style-name="T16">Answer: <text:s text:c="5"/>Location x = new Location(10,10); <text:s text:c="8"/></text:span></text:p>
      <text:p text:style-name="P22"><text:span text:style-name="T16"><text:s text:c="24"/>grid.isVaild(x)</text:span></text:p>
      <text:p text:style-name="P22"><text:line-break/></text:p>
      <text:p text:style-name="P22">3. Grid contains method declarations, but no code is supplied in the methods. Why? Where can you find the implementations of these methods?</text:p>
      <text:p text:style-name="P4"><text:s text:c="4"/><text:span text:style-name="T16">Answer: <text:s text:c="2"/>it's the interface.</text:span></text:p>
      <text:p text:style-name="P17"><text:s text:c="20"/><text:span text:style-name="T16">If a class A <text:s/>implements Grid&lt;E&gt;, then A has the implementations of these methods</text:span></text:p>
      <text:p text:style-name="P22"/>
      <text:p text:style-name="P22"/>
      <text:p text:style-name="P22">4. All methods that return multiple objects return them in an ArrayList. Do you think it would be a better design to return the objects in an array? Explain your answer.</text:p>
      <text:p text:style-name="P22"><text:s text:c="3"/><text:span text:style-name="T17">Answer: <text:s text:c="2"/>you can trace the count of the object， that is， you can reduce the counts of circle</text:span></text:p>
      <text:p text:style-name="P3"><text:span text:style-name="T16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Strong_20_Emphasis"><text:span text:style-name="T5">Set 5</text:span></text:span></text:p>
      <text:p text:style-name="P3"/>
      <text:p text:style-name="P3"/>
      <text:p text:style-name="P5"><text:span text:style-name="T6">1. Name three properties of every actor</text:span><text:span text:style-name="T8">.</text:span></text:p>
      <text:p text:style-name="P10">Answer: <text:s text:c="3"/>color <text:s text:c="2"/>direction <text:s text:c="3"/>location</text:p>
      <text:p text:style-name="P5"/>
      <text:p text:style-name="P5"><text:span text:style-name="T6">2. When an actor is constructed, what is its direction and color?</text:span></text:p>
      <text:p text:style-name="P5"><text:s text:c="7"/><text:span text:style-name="T18">Answer: <text:s text:c="4"/>NORTH <text:s text:c="3"/>BLUE</text:span></text:p>
      <text:p text:style-name="P5"/>
      <text:p text:style-name="P5"><text:span text:style-name="T6">3. Why do you think that the Actor class was created as a class instead of an interface?</text:span></text:p>
      <text:p text:style-name="P5"><text:s text:c="6"/><text:span text:style-name="T18">Answer: <text:s text:c="3"/>Because <text:s/>I can use the written methods <text:s/>of Actor class, <text:s text:c="2"/>however <text:s/>interface <text:s/>is not implementations of every method. <text:s text:c="4"/></text:span></text:p>
      <text:p text:style-name="P5"/>
      <text:p text:style-name="P5"><text:span text:style-name="T6">4. Can an actor put itself into a grid twice without first removing itself? Can an actor remove itself from a grid twice? Can an actor be placed into a grid, remove itself, and then put itself back? Try it out. What happens?</text:span></text:p>
      <text:p text:style-name="P6"><text:s text:c="6"/><text:span text:style-name="T18">Answer: <text:s/>No <text:s text:c="3"/></text:span><text:span text:style-name="T19"><text:s/>throw new IllegalStateException("This actor is already contained in a grid.");</text:span></text:p>
      <text:p text:style-name="P6"><text:span text:style-name="T18"><text:s text:c="21"/>No <text:s text:c="3"/></text:span><text:span text:style-name="T20"><text:s text:c="2"/>throw new IllegalStateException( "This actor is not contained in a grid.");</text:span></text:p>
      <text:p text:style-name="P6"><text:span text:style-name="T18"><text:s text:c="21"/>Yes <text:s text:c="5"/></text:span></text:p>
      <text:p text:style-name="P5"><text:s text:c="5"/><text:span text:style-name="T19">public void putSelfInGrid(Grid&lt;Actor&gt; gr, Location loc)</text:span></text:p>
      <text:p text:style-name="P15"><text:s text:c="4"/>{ <text:s text:c="2"/></text:p>
      <text:p text:style-name="P15"><text:s text:c="8"/>if (grid != null)</text:p>
      <text:p text:style-name="P15"><text:s text:c="12"/>throw new IllegalStateException(</text:p>
      <text:p text:style-name="P15"><text:s text:c="20"/>"This actor is already contained in a grid.");</text:p>
      <text:p text:style-name="P15"></text:p>
      <text:p text:style-name="P15"><text:s text:c="8"/>Actor actor = gr.get(loc);</text:p>
      <text:p text:style-name="P15"><text:s text:c="8"/>if (actor != null)</text:p>
      <text:p text:style-name="P15"><text:s text:c="12"/>actor.removeSelfFromGrid();</text:p>
      <text:p text:style-name="P15"><text:s text:c="8"/>gr.put(loc, this);</text:p>
      <text:p text:style-name="P15"><text:s text:c="8"/>grid = gr; </text:p>
      <text:p text:style-name="P15"><text:s text:c="8"/>location = loc;</text:p>
      <text:p text:style-name="P15"><text:s text:c="4"/>}</text:p>
      <text:p text:style-name="P16"><text:s text:c="4"/>public void removeSelfFromGrid()</text:p>
      <text:p text:style-name="P16"><text:s text:c="4"/>{ <text:s text:c="2"/></text:p>
      <text:p text:style-name="P16"><text:s text:c="8"/>if (grid == null)</text:p>
      <text:p text:style-name="P16"><text:s text:c="12"/>throw new IllegalStateException(</text:p>
      <text:p text:style-name="P16"><text:s text:c="20"/>"This actor is not contained in a grid.");</text:p>
      <text:p text:style-name="P16"><text:s text:c="8"/>if (grid.get(location) != this)</text:p>
      <text:p text:style-name="P16"><text:s text:c="12"/>throw new IllegalStateException(</text:p>
      <text:p text:style-name="P16"><text:s text:c="20"/>"The grid contains a different actor at location "</text:p>
      <text:p text:style-name="P16"><text:s text:c="28"/>+ location + ".");</text:p>
      <text:p text:style-name="P16"></text:p>
      <text:p text:style-name="P16"><text:s text:c="8"/>grid.remove(location);</text:p>
      <text:p text:style-name="P16"><text:s text:c="8"/>grid = null;</text:p>
      <text:p text:style-name="P16"><text:s text:c="8"/>location = null;</text:p>
      <text:p text:style-name="P16"><text:s text:c="4"/>}</text:p>
      <text:p text:style-name="P5"><text:soft-page-break/></text:p>
      <text:p text:style-name="P5"/>
      <text:p text:style-name="P6"><text:span text:style-name="T6">5. How can an actor turn 90 degrees to the right?</text:span></text:p>
      <text:p text:style-name="P6"><text:s text:c="5"/><text:span text:style-name="T21">Answer: <text:s text:c="2"/>setDirection(getDirection()+90);</text:span> </text:p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Strong_20_Emphasis"><text:span text:style-name="T5">Set 6</text:span></text:span></text:p>
      <text:p text:style-name="P6"/>
      <text:p text:style-name="P7"><text:span text:style-name="T6">1. Which statement(s) in the canMove method ensures that a bug does not try to move out of its grid? </text:span></text:p>
      <text:p text:style-name="P7"><text:span text:style-name="T22"><text:s text:c="6"/>Answer: <text:s/>Location next = loc.getAdjacentLocation(getDirection());</text:span> <text:s text:c="8"/><text:span text:style-name="T22"><text:s/></text:span></text:p>
      <text:p text:style-name="P7"><text:span text:style-name="T22"><text:s text:c="21"/>If (!gr.isValid(next))</text:span></text:p>
      <text:p text:style-name="P11"><text:s text:c="21"/>return false;</text:p>
      <text:p text:style-name="P7"/>
      <text:p text:style-name="P7"><text:span text:style-name="T6">2. Which statement(s) in the canMove method determines that a bug will not walk into a rock?</text:span></text:p>
      <text:p text:style-name="P7"><text:s text:c="8"/><text:span text:style-name="T22">Answer: <text:s/>return (neighbor == null) || (neighbor instanceof Flower);</text:span></text:p>
      <text:p text:style-name="P7"/>
      <text:p text:style-name="P7"><text:span text:style-name="T6">3. Which methods of the Grid interface are invoked by the canMove method and why?</text:span></text:p>
      <text:p text:style-name="P8"><text:span text:style-name="T6"><text:s text:c="7"/></text:span><text:span text:style-name="T9">Answer: <text:s/>gr.isValid(next)</text:span></text:p>
      <text:p text:style-name="P8"><text:span text:style-name="T9"><text:s text:c="22"/>gr.get(next);</text:span></text:p>
      <text:p text:style-name="P7"><text:s text:c="15"/></text:p>
      <text:p text:style-name="P8"><text:span text:style-name="T6">4. Which method of the Location class is invoked by the canMove method and why?</text:span></text:p>
      <text:p text:style-name="P8"><text:s text:c="7"/><text:span text:style-name="T23">Answer: <text:s text:c="2"/>loc.getAdjacentLocation(getDirection());</text:span></text:p>
      <text:p text:style-name="P8"><text:s text:c="23"/></text:p>
      <text:p text:style-name="P8"><text:span text:style-name="T6">5. Which methods inherited from the Actor class are invoked in the canMove method?</text:span></text:p>
      <text:p text:style-name="P8"><text:s text:c="6"/><text:span text:style-name="T23">Answer: <text:s text:c="6"/>getGrid();</text:span></text:p>
      <text:p text:style-name="P8"><text:s text:c="26"/><text:span text:style-name="T23">getLocation();</text:span></text:p>
      <text:p text:style-name="P8"/>
      <text:p text:style-name="P8"><text:span text:style-name="T6">6. What happens in the move method when the location immediately in front of the bug is out of the grid?</text:span></text:p>
      <text:p text:style-name="P8"><text:s text:c="8"/><text:span text:style-name="T23">Answer: <text:s text:c="2"/>turn()</text:span></text:p>
      <text:p text:style-name="P8"><text:span text:style-name="T6"/></text:p>
      <text:p text:style-name="P8"/>
      <text:p text:style-name="P8"/>
      <text:p text:style-name="P8"><text:soft-page-break/><text:span text:style-name="T6">7. Is the variable loc needed in the move method, or could it be avoided by calling getLocation() multiple times?</text:span></text:p>
      <text:p text:style-name="P8"><text:s text:c="8"/><text:span text:style-name="T23">Answer:<text:tab/> yes, <text:s text:c="2"/>because <text:s/>it's <text:s/>a <text:s text:c="2"/>temporary variable</text:span></text:p>
      <text:p text:style-name="P8"/>
      <text:p text:style-name="P8"><text:span text:style-name="T6">8. Why do you think the flowers that are dropped by a bug have the same color as the bug?</text:span></text:p>
      <text:p text:style-name="P12"><text:s text:c="8"/>Answer <text:s text:c="6"/>Flower flower = new Flower(getColor());</text:p>
      <text:p text:style-name="P12"><text:s text:c="27"/>flower.putSelfInGrid(gr, loc);</text:p>
      <text:p text:style-name="P12"/>
      <text:p text:style-name="P12"><text:s text:c="16"/>so,the color comes from the bug</text:p>
      <text:p text:style-name="P12"></text:p>
      <text:p text:style-name="P8"><text:span text:style-name="T6">9. When a bug removes itself from the grid, will it place a flower into its previous location?</text:span></text:p>
      <text:p text:style-name="P8"><text:s text:c="8"/><text:span text:style-name="T23">Answer: <text:s/>no, <text:s text:c="3"/>because it don't move, so no flower</text:span></text:p>
      <text:p text:style-name="P8"/>
      <text:p text:style-name="P8"><text:span text:style-name="T6">10. Which statement(s) in the move method places the flower into the grid at the bug's previous location?</text:span></text:p>
      <text:p text:style-name="P9"><text:s text:c="6"/><text:span text:style-name="T23">Answer: <text:s/>Location loc = getLocation();</text:span></text:p>
      <text:p text:style-name="P13"><text:s text:c="21"/>Flower flower = new Flower(getColor());</text:p>
      <text:p text:style-name="P13"><text:s text:c="21"/>flower.putSelfInGrid(gr, loc);</text:p>
      <text:p text:style-name="P8"/>
      <text:p text:style-name="P8"><text:line-break/><text:span text:style-name="T6">11. If a bug needs to turn 180 degrees, how many times should it call the turn method?</text:span></text:p>
      <text:p text:style-name="P6"><text:s text:c="12"/><text:span text:style-name="T24">Answer: 180 /45 = 4</text:span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FreeSans, sans-serif"/>
    <style:font-face style:name="Consolas" svg:font-family="Consolas, 'Bitstream Vera Sans Mono', 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08:53:26.663008234</meta:creation-date>
    <dc:date>2015-08-21T11:06:04.004721446</dc:date>
    <meta:editing-duration>PT2H3M18S</meta:editing-duration>
    <meta:editing-cycles>2</meta:editing-cycles>
    <meta:generator>LibreOffice/4.2.8.2$Linux_X86_64 LibreOffice_project/420m0$Build-2</meta:generator>
    <meta:document-statistic meta:table-count="4" meta:image-count="0" meta:object-count="0" meta:page-count="6" meta:paragraph-count="149" meta:word-count="944" meta:character-count="6910" meta:non-whitespace-character-count="4773"/>
  </office:meta>
</office:document-meta>
</file>